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4">
      <style:paragraph-properties fo:margin-top="0in" fo:margin-bottom="0in" style:contextual-spacing="false"/>
    </style:style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7">
      <style:paragraph-properties fo:margin-top="0in" fo:margin-bottom="0in" style:contextual-spacing="false"/>
    </style:style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T1" style:family="text">
      <style:text-properties fo:background-color="#b2b2b2" loext:char-shading-value="0"/>
    </style:style>
    <style:style style:name="T2" style:family="text">
      <style:text-properties fo:background-color="#b2b2b2" loext:char-shading-value="0"/>
    </style:style>
    <text:list-style style:name="L1">
      <text:list-level-style-number text:level="1" text:style-name="Numbering_20_Symbols" loext:num-list-format="%1%." style:num-suffix="." style:num-format="1" text:start-value="0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 text:start-value="7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111375789" text:style-name="L1">
        <text:list-item>
          <text:p text:style-name="P1">Crea una màquina virtual Ubuntu Server que es digui s-backup-nom-cognom ("hostnamectl set-hostname nou-hostname"). Pot ser necessari reiniciar l'equip. </text:p>
        </text:list-item>
      </text:list>
      <text:list xml:id="list1892269837" text:style-name="L2">
        <text:list-item>
          <text:p text:style-name="P3">Serà el servidor de backups. </text:p>
        </text:list-item>
        <text:list-item>
          <text:p text:style-name="P3">L'equip Ubuntu Desktop anterior ha de poder accedir a ell via xarxa (amb interfícies de xarxa interna, per exemple). </text:p>
        </text:list-item>
        <text:list-item>
          <text:p text:style-name="P2">Cal comprovar amb ping i ssh que s'hi pot accedir. </text:p>
        </text:list-item>
      </text:list>
      <text:list xml:id="list1757391253" text:style-name="L3">
        <text:list-item>
          <text:p text:style-name="P4">Ara farem que no calgui escriure la contrasenya cada cop que accedim amb ssh al server. El servidor SSH per defecte buscarà els arxius de RSA (però no DSA). </text:p>
        </text:list-item>
      </text:list>
      <text:list xml:id="list405564963" text:style-name="L4">
        <text:list-item>
          <text:p text:style-name="P6">Executa "ssh-keygen -t rsa" en la màquina que executarà l'script (Desktop), per crear les claus. </text:p>
        </text:list-item>
        <text:list-item>
          <text:p text:style-name="P6">Quan sol·liciti una contrasenya, prem ENTER per acceptar (sense password). </text:p>
        </text:list-item>
        <text:list-item>
          <text:p text:style-name="P5">Obtindràs dos arxius: ~/.ssh/id_rsa i ~/.ssh/id_rsa.pub (El primer és la clau privada i el segon la clau pública). </text:p>
        </text:list-item>
      </text:list>
      <text:list xml:id="list2463497908" text:style-name="L5">
        <text:list-item>
          <text:p text:style-name="P7">Crea un usuari al servidor de còpies de seguretat que es digui "backup-nom-cognom". Crea un directori /backup al servidor de backups i dona-li drets d'escriptura en ell.</text:p>
        </text:list-item>
        <text:list-item>
          <text:p text:style-name="P7">Copia la clau pública de l'usuari del Desktop al servidor de backup usant "ssh-copy-id backup-nom-cognom@s-backup-nom-cognom" (en lloc del nom del servidor posa la seva IP). Això afegirà la clau pública a l'arxiu "~/.ssh/authorized_keys" de l'usuari "backup-nom-cognom" en el servidor de backups.</text:p>
        </text:list-item>
        <text:list-item>
          <text:p text:style-name="P7">Ara hauries de ser capaç d'executar ssh des de la primera màquina i iniciar sessió sense una contrasenya. També prova a copiar amb scp algun arxiu a la carpeta de destí de backups (crea la carpeta al destí). És molt important entendre que l'usuari local i el remot SÓN diferents. Cal que l'usuari local pugui llegir els fitxers que s'han de copiar i el remot ha de poder escriure al directori on guardem els backups.</text:p>
        </text:list-item>
      </text:list>
      <text:p text:style-name="Horizontal_20_Line"/>
      <text:p text:style-name="Text_20_body"><text:span text:style-name="Strong_20_Emphasis">ATENCIÓ:</text:span> Abans de crear un script, prova una per una les comandes que hi posaràs per veure que funcionen correctament. Un cop provat tot, ja pots afegir-ho a l'script.</text:p>
      <text:p text:style-name="Horizontal_20_Line"/>
      <text:list xml:id="list1438981048" text:style-name="L6">
        <text:list-item>
          <text:p text:style-name="P8">Crea un script (fitxer de text): </text:p>
        </text:list-item>
      </text:list>
      <text:list xml:id="list1385036243" text:style-name="L7">
        <text:list-item>
          <text:p text:style-name="P10">Usa la comanda zip per comprimir els arxius de les carpetes "Documents", "Imatges" i "Escriptori" de l'usuari abans d'enviar, o bé fes-ho amb tota la carpeta home de l'usuari. Cal afegir al nom de l'arxiu zip la data de còpia o bé crear directoris de destí amb data de còpia (amb la comanda "date" s'obté la data actual, que es pot formatar com vulguem). </text:p>
        </text:list-item>
        <text:list-item>
          <text:p text:style-name="P10">Usa xifrat dels arxius que copiarem al servidor de backups, per exemple amb la comanda gpg. Per a xifrat simètric: "gpg --batch -c --passphrase-file pass.txt fitxer-a-xifrar". Cal crear el fitxer pass.txt amb la clau de xifrat que volem fer servir. <text:a xlink:type="simple" xlink:href="https://www.genbeta.com/desarrollo/manual-de-gpg-cifra-y-envia-datos-de-forma-segura" office:target-frame-name="_blank" xlink:show="new" text:style-name="Internet_20_link" text:visited-style-name="Visited_20_Internet_20_Link">https://www.genbeta.com/desarrollo/manual-de-gpg-cifra-y-envia-datos-de-forma-segura</text:a> </text:p>
        </text:list-item>
        <text:list-item>
          <text:p text:style-name="P10">Observa si hi ha diferencia en la mida dels fitxers a guardar si primer apliques compressió i després xifrat o si ho fas a l'inrevés. Prova usant al menys 5 o 10 arxius de Libre Office amb documentació de les pràctiques, per exemple. </text:p>
        </text:list-item>
        <text:list-item>
          <text:p text:style-name="P10">Usa scp per copiar les dades al servidor de backup. </text:p>
        </text:list-item>
        <text:list-item>
          <text:p text:style-name="P10"><text:soft-page-break/>Simplement cal editar un arxiu de text i posar les diferents comandes zip, gpg, scp que calgui executar de forma consecutiva. </text:p>
        </text:list-item>
        <text:list-item>
          <text:p text:style-name="P10">Afegeix una línia al final de l'script "echo Backup realitzat nom-cognom $(date)". </text:p>
        </text:list-item>
        <text:list-item>
          <text:p text:style-name="P9">Després haurem de donar dret d'execució a l'arxiu (chmod u+x script-backup.sh). Per executar: ./arxiu-backup.sh </text:p>
        </text:list-item>
      </text:list>
      <text:list xml:id="list1917284339" text:style-name="L8">
        <text:list-item>
          <text:p text:style-name="P11">Executa l'script i comprova que s'han copiat els arxius, mirant a la carpeta de destí del servidor. Per depurar scripts podeu fer servir: <text:a xlink:type="simple" xlink:href="https://www.shellcheck.net/" office:target-frame-name="_blank" xlink:show="new" text:style-name="Internet_20_link" text:visited-style-name="Visited_20_Internet_20_Link">https://www.shellcheck.net/</text:a></text:p>
        </text:list-item>
        <text:list-item>
          <text:p text:style-name="P11">Comprova que es pot restaurar els arxius, tenint en compte que estan xifrats i comprimits. Fes-ho a una carpeta del servidor diferent d'on estan les dades originals.</text:p>
        </text:list-item>
        <text:list-item>
          <text:p text:style-name="P11">Programa l'script per a que s'executi cada dia a les 8 de la tarda usant "crontab -e" (ajuda en <text:a xlink:type="simple" xlink:href="https://www.redeszone.net/tutoriales/servidores/cron-crontab-linux-programar-tareas/" office:target-frame-name="_blank" xlink:show="new" text:style-name="Internet_20_link" text:visited-style-name="Visited_20_Internet_20_Link">https://www.redeszone.net/tutoriales/servidores/cron-crontab-linux-programar-tareas/</text:a>). Això permet afegir tasques automàtiques per un usuari en concret. Bàsicament a cada línia posem la data i hora i la comanda que s'ha d'executar. Teniu una aplicació web que us pot ajudar a crear les expressions de crontab <text:a xlink:type="simple" xlink:href="https://crontab.guru/every-day" text:style-name="Internet_20_link" text:visited-style-name="Visited_20_Internet_20_Link">https://crontab.guru/every-day</text:a>.</text:p>
        </text:list-item>
      </text:list>
      <text:p text:style-name="Text_20_body"><text:tab/><text:span text:style-name="T2">0 20 * * * /media/usuari/NTFS/M06/script-backup.sh</text:span></text:p>
      <text:p text:style-name="Text_20_body"/>
      <text:h text:style-name="Heading_20_2" text:outline-level="2"><text:bookmark text:name="user-content-opcional-3-punts-extra"/>OPCIONAL (3 punts extra)</text:h>
      <text:list xml:id="list1933143429" text:style-name="L9">
        <text:list-item>
          <text:p text:style-name="P12">Es pot fer la còpia de seguretat amb Duplicity, que és l'eina de línia de comandes que fa servir Dejà-Dup. <text:a xlink:type="simple" xlink:href="http://somebooks.es/copias-de-seguridad-en-ubuntu-server-18-04-lts-con-duplicity-parte-i/" office:target-frame-name="_blank" xlink:show="new" text:style-name="Internet_20_link" text:visited-style-name="Visited_20_Internet_20_Link">http://somebooks.es/copias-de-seguridad-en-ubuntu-server-18-04-lts-con-duplicity-parte-i/</text:a> i <text:a xlink:type="simple" xlink:href="https://linoxide.com/backup-using-duplicity-on-ubuntu-20-04/" office:target-frame-name="_blank" xlink:show="new" text:style-name="Internet_20_link" text:visited-style-name="Visited_20_Internet_20_Link">https://linoxide.com/backup-using-duplicity-on-ubuntu-20-04/</text:a> i <text:a xlink:type="simple" xlink:href="https://webinoly.com/es/tutorial/respaldos-incrementales-con-duply-duplicity/" office:target-frame-name="_blank" xlink:show="new" text:style-name="Internet_20_link" text:visited-style-name="Visited_20_Internet_20_Link">https://webinoly.com/es/tutorial/respaldos-incrementales-con-duply-duplicity/</text:a></text:p>
        </text:list-item>
        <text:list-item>
          <text:p text:style-name="P12">Es pot crear un servidor de backups amb la distro FreeNAS, que compartirà les carpetes en lloc de l'Ubuntu Server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0T09:21:14.169770445</meta:creation-date>
    <meta:generator>LibreOffice/7.3.7.2$Linux_X86_64 LibreOffice_project/30$Build-2</meta:generator>
    <dc:date>2024-01-19T14:27:12.556843804</dc:date>
    <meta:editing-duration>PT1H37M54S</meta:editing-duration>
    <meta:editing-cycles>2</meta:editing-cycles>
    <meta:document-statistic meta:table-count="0" meta:image-count="0" meta:object-count="0" meta:page-count="2" meta:paragraph-count="27" meta:word-count="699" meta:character-count="4499" meta:non-whitespace-character-count="3836"/>
  </office:meta>
</office:document-meta>
</file>